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482cm" fo:margin-left="0.515cm" fo:margin-right="0.54cm" table:align="margins"/>
    </style:style>
    <style:style style:name="Tabelle1.A" style:family="table-column">
      <style:table-column-properties style:column-width="5.332cm" style:rel-column-width="21202*"/>
    </style:style>
    <style:style style:name="Tabelle1.B" style:family="table-column">
      <style:table-column-properties style:column-width="11.15cm" style:rel-column-width="4433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482cm" fo:margin-left="0.515cm" fo:margin-right="0.54cm" table:align="margins"/>
    </style:style>
    <style:style style:name="Tabelle2.A" style:family="table-column">
      <style:table-column-properties style:column-width="2.803cm" style:rel-column-width="11145*"/>
    </style:style>
    <style:style style:name="Tabelle2.B" style:family="table-column">
      <style:table-column-properties style:column-width="1.838cm" style:rel-column-width="7308*"/>
    </style:style>
    <style:style style:name="Tabelle2.C" style:family="table-column">
      <style:table-column-properties style:column-width="2.244cm" style:rel-column-width="8922*"/>
    </style:style>
    <style:style style:name="Tabelle2.D" style:family="table-column">
      <style:table-column-properties style:column-width="9.597cm" style:rel-column-width="38160*"/>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4" style:family="table">
      <style:table-properties style:width="16.482cm" fo:margin-left="0.515cm" fo:margin-right="0.54cm" table:align="margins"/>
    </style:style>
    <style:style style:name="Tabelle4.A" style:family="table-column">
      <style:table-column-properties style:column-width="8.371cm" style:rel-column-width="33286*"/>
    </style:style>
    <style:style style:name="Tabelle4.B" style:family="table-column">
      <style:table-column-properties style:column-width="2.977cm" style:rel-column-width="11838*"/>
    </style:style>
    <style:style style:name="Tabelle4.C" style:family="table-column">
      <style:table-column-properties style:column-width="5.133cm" style:rel-column-width="204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6.482cm" fo:margin-left="0.515cm" fo:margin-right="0.54cm" fo:break-before="auto" fo:break-after="auto" table:align="margins"/>
    </style:style>
    <style:style style:name="Tabelle3.A" style:family="table-column">
      <style:table-column-properties style:column-width="4.057cm" style:rel-column-width="16132*"/>
    </style:style>
    <style:style style:name="Tabelle3.B" style:family="table-column">
      <style:table-column-properties style:column-width="4.216cm" style:rel-column-width="16764*"/>
    </style:style>
    <style:style style:name="Tabelle3.C" style:family="table-column">
      <style:table-column-properties style:column-width="4.35cm" style:rel-column-width="17297*"/>
    </style:style>
    <style:style style:name="Tabelle3.D" style:family="table-column">
      <style:table-column-properties style:column-width="3.858cm" style:rel-column-width="1534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0.002cm solid #000000">
        <style:background-image/>
      </style:table-cell-properties>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cm" fo:margin-right="0cm" fo:text-indent="0cm" style:auto-text-indent="false" fo:padding="0cm" fo:border-left="none" fo:border-right="none" fo:border-top="none" fo:border-bottom="0.018cm solid #000000" style:shadow="non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537cm" style:type="right" style:leader-style="dotted" style:leader-text="."/>
        </style:tab-stops>
      </style:paragraph-properties>
    </style:style>
    <style:style style:name="P8" style:family="paragraph" style:parent-style-name="Contents_20_2">
      <style:paragraph-properties>
        <style:tab-stops>
          <style:tab-stop style:position="17.037cm" style:type="right" style:leader-style="dotted" style:leader-text="."/>
        </style:tab-stops>
      </style:paragraph-properties>
    </style:style>
    <style:style style:name="P9" style:family="paragraph" style:parent-style-name="Standard" style:master-page-name="First_20_Page">
      <style:paragraph-properties style:page-number="auto"/>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7">
      <style:text-properties fo:font-size="10pt"/>
    </style:style>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list-style-name="L11"/>
    <style:style style:name="P22" style:family="paragraph" style:parent-style-name="Standard">
      <style:paragraph-properties fo:break-before="pag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pack:tag</text:p>
      <text:p text:style-name="P4">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2 (pack:tag 3.7)</text:p>
      <text:p text:style-name="Standard">Released: 2009-09-06</text:p>
      <text:p text:style-name="Standard">First release: 2008-04-17</text:p>
      <text:p text:style-name="Standard"/>
      <text:p text:style-name="Standard">License: This document is licensed under<draw:frame draw:style-name="fr1" draw:name="Grafik1" text:anchor-type="char" svg:x="13.437cm" svg:y="0.099cm" svg:width="3.104cm" svg:height="1.094cm" draw:z-index="0"><draw:image xlink:href="Pictures/10000201000000580000001FDE342D22.png" xlink:type="simple" xlink:show="embed" xlink:actuate="onLoad"/></draw:frame></text:p>
      <text:p text:style-name="Standard">Creative Commons Attribution-Noncommercial-Share Alike 2.0 Germany <text:a xlink:type="simple" xlink:href="http://creativecommons.org/licenses/by-nc-sa/2.0/de/">http://creativecommons.org/licenses/by-nc-sa/2.0/de/</text:a></text:p>
      <text:p text:style-name="Standard"/>
      <text:p text:style-name="Standard">Found errors, typos or got some suggestions?</text:p>
      <text:p text:style-name="Standard">Please mail me to danielgalan at users dot sourceforge dot com, I heartily appreciate contributions.</text:p>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7">Introduction<text:tab/>3</text:p>
          <text:p text:style-name="P8">Resources<text:tab/>3</text:p>
          <text:p text:style-name="P8">Minification<text:tab/>3</text:p>
          <text:p text:style-name="P8">Compression<text:tab/>4</text:p>
          <text:p text:style-name="P8">Caching<text:tab/>4</text:p>
          <text:p text:style-name="P8">Combination<text:tab/>4</text:p>
          <text:p text:style-name="P7">pack:tag<text:tab/>5</text:p>
          <text:p text:style-name="P8">Features<text:tab/>5</text:p>
          <text:p text:style-name="P8">Requirements<text:tab/>5</text:p>
          <text:p text:style-name="P8">Integration<text:tab/>5</text:p>
          <text:p text:style-name="P8">Usage<text:tab/>6</text:p>
          <text:p text:style-name="P8">Configuration<text:tab/>8</text:p>
          <text:p text:style-name="P8">Configuration Options<text:tab/>8</text:p>
          <text:p text:style-name="P7">PackStrategies<text:tab/>10</text:p>
          <text:p text:style-name="P8">Available PackStrategies<text:tab/>10</text:p>
          <text:p text:style-name="P8">Setting the PackStrategy<text:tab/>11</text:p>
          <text:p text:style-name="P8">Developing own PackStrategies<text:tab/>11</text:p>
          <text:p text:style-name="P7">Best practices and FAQ<text:tab/>11</text:p>
          <text:p text:style-name="P8">Cloaking resources<text:tab/>11</text:p>
          <text:p text:style-name="P8">Gzipping dynamic content like HTML (GzipFilter)<text:tab/>12</text:p>
          <text:p text:style-name="P8">Combined Resources mistakes<text:tab/>12</text:p>
          <text:p text:style-name="P8">Ending semicolon in JavaScript<text:tab/>13</text:p>
          <text:p text:style-name="P8">Exploded/unexploded war<text:tab/>13</text:p>
          <text:p text:style-name="P8">JavaScript libraries<text:tab/>14</text:p>
          <text:p text:style-name="P8">Manual cache emptying<text:tab/>14</text:p>
          <text:p text:style-name="P7">Appendix<text:tab/>14</text:p>
          <text:p text:style-name="P8">Thanks<text:tab/>14</text:p>
          <text:p text:style-name="P8">Licenses<text:tab/>14</text:p>
          <text:p text:style-name="P8">Similar projects<text:tab/>14</text:p>
          <text:p text:style-name="P8">Tools<text:tab/>15</text:p>
          <text:p text:style-name="P8">Further readings and links<text:tab/>15</text:p>
          <text:p text:style-name="P8">Additional Sources<text:tab/>15</text:p>
          <text:p text:style-name="P8">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xml:id="list38265152" text:style-name="L1">
        <text:list-item>
          <text:p text:style-name="P10"><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10"><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text:a xlink:type="simple" xlink:href="http://www.alistapart.com/articles/sprites">http://www.alistapart.com/articles/sprites</text:a>)</text:p>
        </text:list-item>
        <text:list-item>
          <text:p text:style-name="P10"><text:span text:style-name="T1">CSS</text:span><text:line-break/>CSS Files are static and written during development time. You can apply minification, compression and caching of the packed resources to save bandwidth and CPU.</text:p>
        </text:list-item>
        <text:list-item>
          <text:p text:style-name="P10"><text:span text:style-name="T1">JavaScript</text:span><text:line-break/>To a JavaScript file apply the same conditions and rules as to CSS files.</text:p>
        </text:list-item>
        <text:list-item>
          <text:p text:style-name="P10"><text:span text:style-name="T1">Objects</text:span> (Flash, JavaFx, Java Applet, ..)<text:line-break/>Embedded Object like Java Applets are usually already compressed. You can not change the inner working from outside, so you have to deploy it as-is (you might tune the compression by applying pack200 instead of zip).</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P2">Let's look at an example, the following JavaScript file is not minified:</text:p>
      <text:p text:style-name="Code">var ajax = {<text:line-break/><text:lin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P24"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23" text:outline-level="1">pack:tag</text:h>
      <text:h text:style-name="Heading_20_2" text:outline-level="2">Features</text:h>
      <text:p text:style-name="Standard">pack:tag offers many advantages to your development and deployment:</text:p>
      <text:list xml:id="list38288628" text:style-name="L2">
        <text:list-item>
          <text:p text:style-name="P11">Minification of JavaScript and Cascading Style Sheets</text:p>
        </text:list-item>
        <text:list-item>
          <text:p text:style-name="P11">Caching to memory (default) or file system</text:p>
        </text:list-item>
        <text:list-item>
          <text:p text:style-name="P11">The minified content is delivered gzipped (memory)</text:p>
        </text:list-item>
        <text:list-item>
          <text:p text:style-name="P11">Combination of resources</text:p>
        </text:list-item>
        <text:list-item>
          <text:p text:style-name="P11">Combination of subdirectories (wildcard syntax)</text:p>
        </text:list-item>
        <text:list-item>
          <text:p text:style-name="P11">External resources can be packed and then served locally</text:p>
        </text:list-item>
        <text:list-item>
          <text:p text:style-name="P11">Cached resources are updated automatically on change</text:p>
        </text:list-item>
        <text:list-item>
          <text:p text:style-name="P11">Minification and compression adjustable on single resources</text:p>
        </text:list-item>
        <text:list-item>
          <text:p text:style-name="P11">Relative path support (memory)</text:p>
        </text:list-item>
        <text:list-item>
          <text:p text:style-name="P11">Charset support</text:p>
        </text:list-item>
        <text:list-item>
          <text:p text:style-name="P11">Strict XHTML conformity</text:p>
        </text:list-item>
        <text:list-item>
          <text:p text:style-name="P11">Apache Standard taglib support for evaluations</text:p>
        </text:list-item>
        <text:list-item>
          <text:p text:style-name="P11">Advanced caching techniques (etag configuration, 304 status header, expire header, ..)</text:p>
        </text:list-item>
        <text:list-item>
          <text:p text:style-name="P11">No resource will be written out twice</text:p>
        </text:list-item>
        <text:list-item>
          <text:p text:style-name="P11">Cloaking of resources</text:p>
        </text:list-item>
        <text:list-item>
          <text:p text:style-name="P11">Caching Provider are pluggable (Ehcache Provider is included)</text:p>
        </text:list-item>
      </text:list>
      <text:p text:style-name="Standard"/>
      <text:p text:style-name="Standard">Benefits you get when compressing static resources with pack:tag:</text:p>
      <text:list xml:id="list38273074" text:style-name="L3">
        <text:list-item>
          <text:p text:style-name="P12">Reduced bandwidth</text:p>
        </text:list-item>
        <text:list-item>
          <text:p text:style-name="P12">Reduced number of requests</text:p>
        </text:list-item>
        <text:list-item>
          <text:p text:style-name="P12">Faster loading time for the client</text:p>
        </text:list-item>
        <text:list-item>
          <text:p text:style-name="P12">Browser caching side-effects of JavaScript files solved</text:p>
        </text:list-item>
        <text:list-item>
          <text:p text:style-name="P12">Obfuscation of the content (depending on the strategy, at least uglyfying) and the resource names, cloaking is also possible</text:p>
        </text:list-item>
      </text:list>
      <text:h text:style-name="Heading_20_2" text:outline-level="2">Requirements</text:h>
      <text:p text:style-name="Standard">You can use pack:tag when the following conditions are fulfilled:</text:p>
      <text:list xml:id="list38266651" text:style-name="L4">
        <text:list-item>
          <text:p text:style-name="P13">Java VM 1.4 or higher</text:p>
        </text:list-item>
        <text:list-item>
          <text:p text:style-name="P13">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Standard">You can find the latest version of pack:tag online on sourceforge.net:</text:p>
      <text:p text:style-name="Standard"><text:a xlink:type="simple" xlink:href="http://www.sourceforge.net/projects/packtag">http://www.sourceforge.net/projects/packtag</text:a></text:p>
      <text:p text:style-name="Standard">Just click on the download button and get the latest packtag-x.y.zip file (where x.y is the current version number).</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default behavior. This file then has to be directly in WEB-INF.</text:p>
          </table:table-cell>
        </table:table-row>
        <text:soft-page-break/>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src</text:p>
          </table:table-cell>
          <table:table-cell table:style-name="Tabelle1.B2" office:value-type="string">
            <text:p text:style-name="Standard">In this directory you find a copy of the source file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row>
          <table:table-cell table:style-name="Tabelle1.A2" office:value-type="string">
            <text:p text:style-name="Standard">packtag - one minute quick start tutorial.pdf</text:p>
          </table:table-cell>
          <table:table-cell table:style-name="Tabelle1.B2" office:value-type="string">
            <text:p text:style-name="Standard">A short introduction to pack:tag</text:p>
          </table:table-cell>
        </table:table-row>
        <table:table-row>
          <table:table-cell table:style-name="Tabelle1.A2" office:value-type="string">
            <text:p text:style-name="Standard">packtag - a packed guide to website performance optimization.pdf</text:p>
          </table:table-cell>
          <table:table-cell table:style-name="Tabelle1.B2" office:value-type="string">
            <text:p text:style-name="Standard">This docum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text:h>
      <text:p text:style-name="Standard">Just copy /files/packtag-x.y.jar into the library directory of your web application (usually WEB-INF/lib).</text:p>
      <text:p text:style-name="Standard">After that you have to copy the &lt;servlet&gt; and &lt;servlet-mapping&gt; from the /files/web.xml into your web.xml descriptor file (usually directly in WEB-INF).</text:p>
      <text:h text:style-name="Heading_20_3" text:outline-level="3">Maven2</text:h>
      <text:p text:style-name="Standard">Maven2 support is in progress, pom descriptors are available, but pack:tag is not uploaded to a maven repository yet.</text:p>
      <text:p text:style-name="Standard">Until then you have to install the library by yourself to your local repository:</text:p>
      <text:p text:style-name="Code">mvn install:install-file -DgroupId=net.sf.packtag -DartifactId=packtag-core <text:s/>-Dpackaging=jar -Dversion=x.y -Dfile=packtag-x.y.jar</text:p>
      <text:h text:style-name="Heading_20_2" text:outline-level="2">Usage</text:h>
      <text:p text:style-name="Standard">To use the taglib in a JSP, you have to declare it first (like all taglibs):</text:p>
      <text:p text:style-name="Code">&lt;%@ taglib uri="http://packtag.sf.net"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text:soft-page-break/>Contextpath</text:h>
      <text:p text:style-name="Standard">You can point to a file directly from the root of your contextpath, that means starting with a leading slash:</text:p>
      <text:p text:style-name="Code">&lt;pack:script src="/js/util/common.js"/&gt;</text:p>
      <text:p text:style-name="Standard">This way it doesn't matter from where you point to that file, because it is an absolute notation.</text:p>
      <text:h text:style-name="Heading_20_4" text:outline-level="4">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2" office:value-type="string">
            <text:p text:style-name="Table_20_Contents">src</text:p>
          </table:table-cell>
          <table:table-cell table:style-name="Tabelle2.A2" office:value-type="string">
            <text:p text:style-name="Table_20_Contents">String</text:p>
          </table:table-cell>
          <table:table-cell table:style-name="Tabelle2.A2"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2" office:value-type="string">
            <text:p text:style-name="Table_20_Contents">enabled</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When set to true, the resource will be written out directly. No compression or minification takes place.</text:p>
          </table:table-cell>
        </table:table-row>
        <table:table-row>
          <table:table-cell table:style-name="Tabelle2.A2" office:value-type="string">
            <text:p text:style-name="Table_20_Contents">minify</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Disables the minification when set to true. pack:tag still delivers the resource - compressed and with all caching headers (servlet).</text:p>
          </table:table-cell>
        </table:table-row>
        <table:table-row>
          <table:table-cell table:style-name="Tabelle2.A2" office:value-type="string">
            <text:p text:style-name="Table_20_Contents">media</text:p>
          </table:table-cell>
          <table:table-cell table:style-name="Tabelle2.A2" office:value-type="string">
            <text:p text:style-name="Table_20_Contents">String</text:p>
          </table:table-cell>
          <table:table-cell table:style-name="Tabelle2.A2" office:value-type="string">
            <text:p text:style-name="Table_20_Contents">No</text:p>
          </table:table-cell>
          <table:table-cell table:style-name="Tabelle2.D2" office:value-type="string">
            <text:p text:style-name="Table_20_Contents">Defines the output media. This attribute is only applicable for pack:style.</text:p>
          </table:table-cell>
        </table:table-row>
      </table:table>
      <text:h text:style-name="Heading_20_3" text:outline-level="3">Combining resources</text:h>
      <text:p text:style-name="Standard">With pack:tag, you can combine resources easily. See the following code:</text:p>
      <text:p text:style-name="Code"><text:soft-page-break/>&lt;pack:script src="/js/validation.js"/&gt;<text:line-break/>&lt;pack:script src="/js/tracking.js"/&gt;<text:line-break/>&lt;pack:script src="/js/edges.js"/&gt;</text:p>
      <text:p text:style-name="Standard">This code produces three packed resources, each resulting in a request the browser has to send <text:s/>and receive. We can combine them simply by listing them up, so only a single resource will be delivered:</text:p>
      <text:p text:style-name="Code">&lt;pack:script&gt;<text:lin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
      <text:h text:style-name="P24"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2" office:value-type="string">
            <text:p text:style-name="Table_20_Contents">cache.type</text:p>
          </table:table-cell>
          <table:table-cell table:style-name="Tabelle4.A2" office:value-type="string">
            <text:p text:style-name="Table_20_Contents">servlet, file, disabled</text:p>
          </table:table-cell>
          <table:table-cell table:style-name="Tabelle4.C2" office:value-type="string">
            <text:p text:style-name="Table_20_Contents">servlet</text:p>
          </table:table-cell>
        </table:table-row>
        <table:table-row>
          <table:table-cell table:style-name="Tabelle4.A2" office:value-type="string">
            <text:p text:style-name="Table_20_Contents">cache.file.path</text:p>
          </table:table-cell>
          <table:table-cell table:style-name="Tabelle4.A2" office:value-type="string">
            <text:p text:style-name="Table_20_Contents">valid path</text:p>
          </table:table-cell>
          <table:table-cell table:style-name="Tabelle4.C2" office:value-type="string">
            <text:p text:style-name="Table_20_Contents">pack</text:p>
          </table:table-cell>
        </table:table-row>
        <table:table-row>
          <table:table-cell table:style-name="Tabelle4.A2" office:value-type="string">
            <text:p text:style-name="Table_20_Contents">cache.servlet.combined.&lt;resourcetype&gt;.path</text:p>
          </table:table-cell>
          <table:table-cell table:style-name="Tabelle4.A2" office:value-type="string">
            <text:p text:style-name="Table_20_Contents">valid path</text:p>
          </table:table-cell>
          <table:table-cell table:style-name="Tabelle4.C2" office:value-type="string">
            <text:p text:style-name="Table_20_Contents">(empty)</text:p>
          </table:table-cell>
        </table:table-row>
        <table:table-row>
          <table:table-cell table:style-name="Tabelle4.A2" office:value-type="string">
            <text:p text:style-name="Table_20_Contents">cache.provider</text:p>
          </table:table-cell>
          <table:table-cell table:style-name="Tabelle4.A2" office:value-type="string">
            <text:p text:style-name="Table_20_Contents">Classname to CacheProvider implementing Class</text:p>
          </table:table-cell>
          <table:table-cell table:style-name="Tabelle4.C2" office:value-type="string">
            <text:p text:style-name="Table_20_Contents">DefaultCacheProvider</text:p>
          </table:table-cell>
        </table:table-row>
        <table:table-row>
          <table:table-cell table:style-name="Tabelle4.A2" office:value-type="string">
            <text:p text:style-name="Table_20_Contents">cache.provider.path</text:p>
          </table:table-cell>
          <table:table-cell table:style-name="Tabelle4.A2" office:value-type="string">
            <text:p text:style-name="Table_20_Contents">valid path</text:p>
            <text:p text:style-name="Table_20_Contents">(Only applicable for EhcacheCacheProvider)</text:p>
          </table:table-cell>
          <table:table-cell table:style-name="Tabelle4.C2" office:value-type="string">
            <text:p text:style-name="Table_20_Contents">(empty)</text:p>
          </table:table-cell>
        </table:table-row>
        <table:table-row>
          <table:table-cell table:style-name="Tabelle4.A2" office:value-type="string">
            <text:p text:style-name="Table_20_Contents">resources.checktimestamps</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tracking</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external</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charset</text:p>
          </table:table-cell>
          <table:table-cell table:style-name="Tabelle4.A2" office:value-type="string">
            <text:p text:style-name="Table_20_Contents">JVM supported charset name</text:p>
          </table:table-cell>
          <table:table-cell table:style-name="Tabelle4.C2" office:value-type="string">
            <text:p text:style-name="Table_20_Contents">Java &gt;= 5: Platform default</text:p>
            <text:p text:style-name="Table_20_Contents">Java = 1.4: Latin9</text:p>
          </table:table-cell>
        </table:table-row>
        <table:table-row>
          <table:table-cell table:style-name="Tabelle4.A2" office:value-type="string">
            <text:p text:style-name="Table_20_Contents">hide.errors</text:p>
          </table:table-cell>
          <table:table-cell table:style-name="Tabelle4.A2" office:value-type="string">
            <text:p text:style-name="Table_20_Contents">true, false</text:p>
          </table:table-cell>
          <table:table-cell table:style-name="Tabelle4.C2" office:value-type="string">
            <text:p text:style-name="Table_20_Contents">false</text:p>
          </table:table-cell>
        </table:table-row>
        <table:table-row>
          <table:table-cell table:style-name="Tabelle4.A2" office:value-type="string">
            <text:p text:style-name="Table_20_Contents">&lt;resourcetype&gt;.strategy</text:p>
          </table:table-cell>
          <table:table-cell table:style-name="Tabelle4.A2" office:value-type="string">
            <text:p text:style-name="Table_20_Contents">Classname to PackStrategy implementing Class</text:p>
          </table:table-cell>
          <table:table-cell table:style-name="Tabelle4.C2" office:value-type="string">
            <text:p text:style-name="Table_20_Contents">JavaScript: JsminPackStrategy</text:p>
            <text:p text:style-name="Table_20_Contents">Css: IBloomCssPackStrategy</text:p>
          </table:table-cell>
        </table:table-row>
      </table:table>
      <text:p text:style-name="Standard"/>
      <text:p text:style-name="Standard">The settings in detail:</text:p>
      <text:h text:style-name="Heading_20_3" text:outline-level="3">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Send gzipped</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Relative Path support</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Yes</text:p>
          </table:table-cell>
        </table:table-row>
      </table:table>
      <text:p text:style-name="Standard"/>
      <text:p text:style-name="Standard">Note that you lose the benefit of using relatives path declarations when working with cache type "file". </text:p>
      <text:p text:style-name="Standard"><text:soft-page-break/></text:p>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cache.servlet.combined.js.path=js</text:p>
      <text:p text:style-name="Standard">Example: Same applies to CSS files, for the directory "/css/combined" write the following:</text:p>
      <text:p text:style-name="Code">cache.servlet.combined.style.path=css/combined</text:p>
      <text:h text:style-name="Heading_20_3" text:outline-level="3">cache.provider</text:h>
      <text:p text:style-name="Standard">Packed resources are efficiently cached in pack:tag. The DefaultCacheProvider works perfectly, but a different CacheProvider can be plugged into pack:tag. This might be useful if you already have a cache framework and you want even finer access. </text:p>
      <text:h text:style-name="Heading_20_3" text:outline-level="3">cache.provider.path</text:h>
      <text:p text:style-name="Standard">The path to an ehcache configuration file. This setting is only applicable when "cache.provider" is set to EhcacheProvider .</text:p>
      <text:p text:style-name="Standard">The SingletonEhcacheProvider, in contrast, uses the single CacheManager approach, and searches for the configuration-file in the classpath. Check the ehcache documentation for more information.</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If not set, the default charset of the JVM is used (Java &gt;= 1.5). If you are still using Java 1.4, Latin9 will be assumed.</text:p>
      <text:p text:style-name="Standard">A list with the <text:s/>supported charsets on your system can be found by calling the <text:soft-page-break/>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p text:style-name="Standard"/>
      <text:h text:style-name="P23"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text:a xlink:type="simple" xlink:href="http://www.crockford.com/javascript/jsmin.html">http://www.crockford.com/javascript/jsmin.html</text:a></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text:a xlink:type="simple" xlink:href="http://www.ibloomstudios.com/articles/php_css_compressor">http://www.ibloomstudios.com/articles/php_css_compressor</text:a></text:p>
      <text:p text:style-name="Standard">Licence: None</text:p>
      <text:h text:style-name="Heading_20_3" text:outline-level="3">YuiCompressor</text:h>
      <text:p text:style-name="Standard">Resource type: JavaScript, CSS</text:p>
      <text:p text:style-name="Standard">Class:<text:tab/>net.sf.packtag.implementation.yui.YuiCompressorPackStrategy (JavaScript)</text:p>
      <text:p text:style-name="Standard"><text:tab/>net.sf.packtag.implementation.yui.CssCompressorPackStrategy (CSS)</text:p>
      <text:p text:style-name="Standard">Author: Julien Lecomte</text:p>
      <text:p text:style-name="Standard">Website: <text:a xlink:type="simple" xlink:href="http://www.julienlecomte.net/yuicompressor">http://www.julienlecomte.net/yuicompressor</text:a></text:p>
      <text:p text:style-name="Standard">Licence: BSD</text:p>
      <text:p text:style-name="Standard">Note: Notice that the YuiCompressor depends on Mozilla Rhino (<text:a xlink:type="simple" xlink:href="http://www.mozilla.org/rhino">http://www.mozilla.org/rhino</text:a>), which is dual <text:s/>licensed under MPL 1.1/GPL 2.0.</text:p>
      <text:p text:style-name="Standard">So you have to download the YuiCompressor jar by yourself (which bundles Mozilla Rhino),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text:a xlink:type="simple" xlink:href="http://www.julienlecomte.net/blog/2007/08/14">http://www.julienlecomte.net/blog/2007/08/14</text:a> (announcement), <text:a xlink:type="simple" xlink:href="http://foohack.com/">http://foohack.com</text:a></text:p>
      <text:p text:style-name="Standard">Licence: BSD</text:p>
      <text:p text:style-name="Standard">Note: You have to download the YuiCompressor jar by yourself, in order to use this PackStrategy.</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Note: Notice that you need to download the jawr library to use this PackStrategy.</text:p>
      <text:p text:style-name="Standard"/>
      <text:h text:style-name="Heading_20_3" text:outline-level="3"><text:soft-page-break/>Andrew Roberts CSS Compressor</text:h>
      <text:p text:style-name="Standard">Resource type: CSS</text:p>
      <text:p text:style-name="Standard">Class: net.sf.packtag.implementation.andyr.AndyrCssCompressorPackStrategy</text:p>
      <text:p text:style-name="Standard">Author: Andrew Roberts</text:p>
      <text:p text:style-name="Standard">Website: <text:a xlink:type="simple" xlink:href="http://www.julienlecomte.net/yuicompressor">http://www.andy-roberts.net/software/csscompressor</text:a></text:p>
      <text:p text:style-name="Standard">Licence: BSD</text:p>
      <text:p text:style-name="Standard">Note: This is a Fork of the YUI-CssCompressor. The PackStrategy is experimental.</text:p>
      <text:h text:style-name="Heading_20_3" text:outline-level="3">Barry van Oudtshoorn CSS minifier and alphabetiser</text:h>
      <text:p text:style-name="Standard">Resource type: CSS</text:p>
      <text:p text:style-name="Standard">Class: net.sf.packtag.implementation.barryvan.BarryvanCssMinifierPackStrategy</text:p>
      <text:p text:style-name="Standard">Author: Barry van Oudtshoorn</text:p>
      <text:p text:style-name="Standard">Website: <text:a xlink:type="simple" xlink:href="http://www.julienlecomte.net/yuicompressor">http://www.barryvan.com.au/2009/08/css-minifier-and-alphabetiser</text:a></text:p>
      <text:p text:style-name="Standard">Licence: BSD</text:p>
      <text:p text:style-name="Standard">Note: The PackStrategy is experimental.</text:p>
      <text:h text:style-name="Heading_20_2" text:outline-level="2">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23"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ext:soft-page-break/>that were needed on the current page. As honorable this seems, it produces larger downloads.</text:p>
      <text:p text:style-name="Standard">Let's look at an example.</text:p>
      <text:p text:style-name="Standard">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xml:id="list38290791" text:style-name="L5">
        <text:list-item>
          <text:p text:style-name="P14">Always deliver all resources<text:line-break/>a. By explicit naming:<text:line-break/><text:span text:style-name="Code">&lt;pack:script&gt;<text:line-break/></text:span><text:span text:style-name="Code"><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4">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4">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text:soft-page-break/>minification, or later on client side. So I advice you to write clean code.</text:p>
      <text:p text:style-name="Standard">The same rules apply to other elements like curly braces.</text:p>
      <text:h text:style-name="Heading_20_2" text:outline-level="2">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xml:id="list38290104" text:style-name="L6">
        <text:list-item>
          <text:p text:style-name="P15"><text:a xlink:type="simple" xlink:href="http://dev.rubyonrails.org/ticket/7311">http://dev.rubyonrails.org/ticket/7311</text:a></text:p>
        </text:list-item>
        <text:list-item>
          <text:p text:style-name="P15"><text:a xlink:type="simple" xlink:href="http://andrewdupont.net/2007/02/26/packing-prototype">http://andrewdupont.net/2007/02/26/packing-prototype</text:a></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23" text:outline-level="1">Appendix</text:h>
      <text:h text:style-name="Heading_20_2" text:outline-level="2">Thanks</text:h>
      <text:p text:style-name="Standard">In alphabetically order:</text:p>
      <text:list xml:id="list38293180" text:style-name="L7">
        <text:list-item>
          <text:p text:style-name="P17">Dr. Michael Sievers</text:p>
        </text:list-item>
        <text:list-item>
          <text:p text:style-name="P17"><text:a xlink:type="simple" xlink:href="mailto:frenchyooy@sf.net">frenchyooy@sf.net</text:a></text:p>
        </text:list-item>
        <text:list-item>
          <text:p text:style-name="P17">Philipp Rosenhagen</text:p>
        </text:list-item>
        <text:list-item>
          <text:p text:style-name="P16">qxo@sf.net</text:p>
        </text:list-item>
        <text:list-item>
          <text:p text:style-name="P17">Ryan Gardner</text:p>
        </text:list-item>
        <text:list-item>
          <text:p text:style-name="P16">Sicke Westerdijk</text:p>
        </text:list-item>
        <text:list-item>
          <text:p text:style-name="P16">Stuart Batty</text:p>
        </text:list-item>
        <text:list-item>
          <text:p text:style-name="P17">Tarun Reddy</text:p>
        </text:list-item>
        <text:list-item>
          <text:p text:style-name="P16">Thomas Duerr</text:p>
        </text:list-item>
      </text:list>
      <text:h text:style-name="Heading_20_2" text:outline-level="2">Licenses</text:h>
      <text:h text:style-name="Heading_20_3" text:outline-level="3">pack:tag</text:h>
      <text:p text:style-name="Standard">pack:tag is developed by Daniel Galán y Martins in 2007-2008, licensed under LGPL <text:s/>2.1.</text:p>
      <text:p text:style-name="Standard">A copy of the LGPL 2.1 can be found here: <text:a xlink:type="simple" xlink:href="http://www.gnu.org/licenses/old-licenses/lgpl-2.1.html">http://www.gnu.org/licenses/old-licenses/lgpl-2.1.html</text:a></text:p>
      <text:h text:style-name="Heading_20_3" text:outline-level="3">This document</text:h>
      <text:p text:style-name="Standard">This document is licensed under Creative Commons Attribution-Noncommercial-Share Alike 2.0 Germany, the license conditions can be found <text:s/>here:</text:p>
      <text:p text:style-name="Standard"><text:a xlink:type="simple" xlink:href="http://creativecommons.org/licenses/by-nc-sa/2.0/de/">http://creativecommons.org/licenses/by-nc-sa/2.0/de/</text:a></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text:a xlink:type="simple" xlink:href="https://jawr.dev.java.net/">https://jawr.dev.java.net</text:a></text:p>
      <text:h text:style-name="Heading_20_3" text:outline-level="3">Resource Accelarate</text:h>
      <text:p text:style-name="Standard">The Resource Accelerate from Xucia is a Filter that provides compression, header directives and JavaScript minification.</text:p>
      <text:p text:style-name="Standard">Website: <text:a xlink:type="simple" xlink:href="http://www.xucia.com/#Resource%20Accelerate">http://www.xucia.com/#Resource%20Accelerate</text:a></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text:a xlink:type="simple" xlink:href="http://js-optimizer.sourceforge.net/">http://js-optimizer.sourceforge.net</text:a></text:p>
      <text:h text:style-name="Heading_20_3" text:outline-level="3">Bundle-Foo</text:h>
      <text:p text:style-name="Standard">This does minification, combination and header directives for Ruby.</text:p>
      <text:p text:style-name="Standard">Website: <text:a xlink:type="simple" xlink:href="http://code.google.com/p/bundle-fu/">http://code.google.com/p/bundle-fu/</text:a></text:p>
      <text:h text:style-name="Heading_20_2" text:outline-level="2">Tools</text:h>
      <text:p text:style-name="Standard">No article to website optimization would be complete without mentioning the most outstanding web <text:soft-page-break/>development tools:</text:p>
      <text:list xml:id="list38271356" text:style-name="L8">
        <text:list-item>
          <text:p text:style-name="P18">FireBug - <text:a xlink:type="simple" xlink:href="http://www.getfirebug.com/">http://www.getfirebug.com</text:a><text:line-break/>THE web development inspection and analysis tool</text:p>
        </text:list-item>
        <text:list-item>
          <text:p text:style-name="P18">YSlow - <text:a xlink:type="simple" xlink:href="http://developer.yahoo.com/yslow">http://developer.yahoo.com/yslow</text:a><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xml:id="list38288592" text:style-name="L9">
        <text:list-item>
          <text:p text:style-name="P19"><text:a xlink:type="simple" xlink:href="http://stevesouders.com/hpws">http://stevesouders.com/hpws</text:a><text:line-break/>14 Rules for Faster-Loading Web Sites, from the book High Performance Web Sites by Steve Souders. Worth reading (covers the yslow rules).</text:p>
        </text:list-item>
        <text:list-item>
          <text:p text:style-name="P19"><text:a xlink:type="simple" xlink:href="http://www.slideshare.net/stoyan/high-performance-web-pages-20-new-best-practices">http://www.slideshare.net/stoyan/high-performance-web-pages-20-new-best-practices</text:a><text:line-break/>High Performance Web Pages Presentation, 20 new rules by Yahoo</text:p>
        </text:list-item>
        <text:list-item>
          <text:p text:style-name="P19"><text:a xlink:type="simple" xlink:href="http://www.alistapart.com/articles/sprites">http://www.alistapart.com/articles/sprites</text:a><text:line-break/>Explaination of image combination in CSS, called sprites.</text:p>
        </text:list-item>
        <text:list-item>
          <text:p text:style-name="P19"><text:a xlink:type="simple" xlink:href="http://dean.edwards.name/packer">http://dean.edwards.name/packer</text:a><text:line-break/>Another minification algorithm, maybe you can create a Java version that can be plugged into pack:tag? :)</text:p>
        </text:list-item>
      </text:list>
      <text:h text:style-name="Heading_20_2" text:outline-level="2">Additional Sources</text:h>
      <text:p text:style-name="Standard">Articles about pack:tag</text:p>
      <text:list xml:id="list38295641" text:style-name="L10">
        <text:list-item>
          <text:p text:style-name="P20"><text:a xlink:type="simple" xlink:href="http://blog.augmentedfragments.com/2008/01/compressing-and-obfuscating-javascript.html">http://blog.augmentedfragments.com/2008/01/compressing-and-obfuscating-javascript.html</text:a></text:p>
        </text:list-item>
        <text:list-item>
          <text:p text:style-name="P20"><text:a xlink:type="simple" xlink:href="http://www.selfcontained.us/2008/02/29/combine-your-js-and-css-files-with-packtag/">http://www.selfcontained.us/2008/02/29/combine-your-js-and-css-files-with-packtag/</text:a></text:p>
        </text:list-item>
      </text:list>
      <text:p text:style-name="Standard">Miscellaneous:</text:p>
      <text:list xml:id="list38274207" text:style-name="L11">
        <text:list-item>
          <text:p text:style-name="P21">pack:tag on ohloh - <text:a xlink:type="simple" xlink:href="http://www.ohloh.net/projects/7677">http://www.ohloh.net/projects/7677</text:a></text:p>
        </text:list-item>
      </text:list>
      <text:p text:style-name="Standard"/>
      <text:h text:style-name="Heading_20_2" text:outline-level="2">Feedback</text:h>
      <text:p text:style-name="Standard">If you have suggestions, found bugs, typos or want to give feedback in general, please go to the project page, hosted on sourceforge, and leave a message:</text:p>
      <text:p text:style-name="P5"><text:a xlink:type="simple" xlink:href="http://www.sourceforge.net/projects/packtag">http://www.sourceforge.net/projects/packta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entury Gothic"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Standard" style:default-outline-level="6" style:class="text">
      <style:text-properties fo:font-size="75%" fo:font-weight="bold" style:font-size-asian="75%" style:font-weight-asian="bold" style:font-size-complex="75%" style:font-weight-complex="bold"/>
    </style:style>
    <style:style style:name="Code" style:family="paragraph" style:class="text" style:master-page-name="">
      <style:paragraph-properties fo:margin-left="0.499cm" fo:margin-right="0.499cm" fo:margin-top="0.101cm" fo:margin-bottom="0.4cm" fo:line-height="100%" fo:text-indent="0cm" style:auto-text-indent="false" style:page-number="auto" fo:background-color="#e6e6e6" fo:padding="0.049cm" fo:border="0.002cm solid #999999" style:shadow="none">
        <style:tab-stops/>
        <style:background-image/>
      </style:paragraph-properties>
      <style:text-properties style:font-name="Courier New"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default-outline-level="1" style:class="text"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499cm" fo:margin-bottom="0.21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default-outline-level="4" style:class="text" style:master-page-name="">
      <style:paragraph-properties fo:margin-top="0.319cm" fo:margin-bottom="0.109cm"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fo:background-color="transparent" style:shadow="none">
        <style:tab-stops/>
        <style:background-image/>
      </style:paragraph-properties>
      <style:text-properties style:font-name="Courier New" style:text-underline-style="solid" style:text-underline-width="auto" style:text-und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3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767cm" style:type="center"/>
          <style:tab-stop style:position="17.535cm" style:type="right"/>
        </style:tab-stops>
        <style:background-image/>
      </style:paragraph-properties>
      <style:text-properties fo:font-weight="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8.767cm" style:type="center"/>
          <style:tab-stop style:position="17.535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Code" style:family="text">
      <style:text-properties style:font-name="Courier New" fo:font-size="10pt" fo:background-color="transparen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666666"/>
    </style:style>
    <style:page-layout style:name="Mpm1">
      <style:page-layout-properties fo:page-width="21.001cm" fo:page-height="29.7cm" style:num-format="1" style:print-orientation="portrait" fo:margin-top="1.012cm" fo:margin-bottom="2cm" fo:margin-left="1.75cm" fo:margin-right="1.715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757cm" fo:margin-right="1.73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ck:tag - a packed guide to website performance optimization<text:tab/>Page <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pack:tag - a packed guide to website performance optimization</dc:title>
    <dc:subject>pack:tag</dc:subject>
    <meta:initial-creator>D G</meta:initial-creator>
    <meta:creation-date>2008-03-06T19:29:08</meta:creation-date>
    <dc:date>2008-11-23T19:54:02</dc:date>
    <meta:keyword>pack:tag minification compression javascript css website size optimization</meta:keyword>
    <meta:editing-cycles>1</meta:editing-cycles>
    <meta:editing-duration>PT0S</meta:editing-duration>
    <meta:document-statistic meta:table-count="4" meta:image-count="1" meta:object-count="0" meta:page-count="19" meta:paragraph-count="495" meta:word-count="4537" meta:character-count="32686"/>
    <meta:user-defined meta:name="Info 1">Daniel Galán y Martins</meta:user-defined>
    <meta:user-defined meta:name="Info 2"/>
    <meta:user-defined meta:name="Info 3"/>
    <meta:user-defined meta:name="Info 4"/>
  </office:meta>
</office:document-meta>
</file>